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4.5" calcext:value-type="float">
            <text:p>34,5</text:p>
          </table:table-cell>
          <table:table-cell/>
          <table:table-cell table:formula="of:=COM.MICROSOFT.MODE.SNGL([.A1:.A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/>
          <table:table-cell table:formula="of:=MEDIAN([.A1:.A10])"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-56.89898" calcext:value-type="float">
            <text:p>-56,8989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UKIJ CJ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rent </meta:initial-creator>
    <meta:creation-date>2019-07-01T17:24:32.015718006</meta:creation-date>
    <dc:date>2019-07-01T17:30:05.638766968</dc:date>
    <dc:creator>atrent </dc:creator>
    <meta:editing-duration>PT5M33S</meta:editing-duration>
    <meta:editing-cycles>1</meta:editing-cycles>
    <meta:document-statistic meta:table-count="1" meta:cell-count="12" meta:object-count="0"/>
    <meta:generator>LibreOffice/6.1.5.2$Linux_X86_64 LibreOffice_project/10$Build-2</meta:generator>
  </office:meta>
</office:document-meta>
</file>